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9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lengte</text:p>
          </table:table-cell>
          <table:table-cell office:value-type="string">
            <text:p>windingen</text:p>
          </table:table-cell>
          <table:table-cell office:value-type="string">
            <text:p>l/w</text:p>
          </table:table-cell>
          <table:table-cell office:value-type="string">
            <text:p>pi</text:p>
          </table:table-cell>
          <table:table-cell office:value-type="string">
            <text:p>Diameter</text:p>
          </table:table-cell>
          <table:table-cell office:value-type="string">
            <text:p>r</text:p>
          </table:table-cell>
        </table:table-row>
        <table:table-row table:style-name="ro2">
          <table:table-cell/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table:formula="of:=[.B2]/[.C2]" office:value-type="float" office:value="10.775">
            <text:p>10.775</text:p>
          </table:table-cell>
          <table:table-cell table:formula="of:=PI()" office:value-type="float" office:value="3.14159265358979">
            <text:p>3.1415926536</text:p>
          </table:table-cell>
          <table:table-cell table:formula="of:=[.D2]/[.E2]" office:value-type="float" office:value="3.42978902363034">
            <text:p>3.4297890236</text:p>
          </table:table-cell>
          <table:table-cell table:formula="of:=[.F2]/2" office:value-type="float" office:value="1.71489451181517">
            <text:p>1.7148945118</text:p>
          </table:table-cell>
        </table:table-row>
        <table:table-row table:style-name="ro2">
          <table:table-cell/>
          <table:table-cell table:formula="of:=[.C3]*[.D3]" office:value-type="float" office:value="38.9557489045134">
            <text:p>38.9557489045</text:p>
          </table:table-cell>
          <table:table-cell office:value-type="float" office:value="4">
            <text:p>4</text:p>
          </table:table-cell>
          <table:table-cell table:formula="of:=[.E3]*[.F3]" office:value-type="float" office:value="9.73893722612836">
            <text:p>9.7389372261</text:p>
          </table:table-cell>
          <table:table-cell table:formula="of:=[.E2]" office:value-type="float" office:value="3.14159265358979">
            <text:p>3.1415926536</text:p>
          </table:table-cell>
          <table:table-cell office:value-type="float" office:value="3.1">
            <text:p>3.1</text:p>
          </table:table-cell>
          <table:table-cell table:formula="of:=[.F3]/2" office:value-type="float" office:value="1.55">
            <text:p>1.55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oortelijk gewicht g/cm3</text:p>
          </table:table-cell>
          <table:table-cell office:value-type="string">
            <text:p>treksterkte</text:p>
          </table:table-cell>
          <table:table-cell office:value-type="string">
            <text:p>verhouding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nylon</text:p>
          </table:table-cell>
          <table:table-cell table:style-name="ce1" office:value-type="float" office:value="0.95">
            <text:p>0.95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1" office:value-type="float" office:value="4.8">
            <text:p>4.8</text:p>
          </table:table-cell>
        </table:table-row>
        <table:table-row table:style-name="ro3">
          <table:table-cell table:style-name="ce1" office:value-type="string">
            <text:p>TiAl6V4</text:p>
          </table:table-cell>
          <table:table-cell office:value-type="string">
            <text:p>titanium</text:p>
          </table:table-cell>
          <table:table-cell table:style-name="ce1" office:value-type="float" office:value="4.41">
            <text:p>4.41</text:p>
          </table:table-cell>
          <table:table-cell office:value-type="float" office:value="930">
            <text:p>930</text:p>
          </table:table-cell>
          <table:table-cell table:number-columns-repeated="2"/>
          <table:table-cell table:style-name="ce1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verhouding</text:p>
          </table:table-cell>
          <table:table-cell table:formula="of:=[.C11]/[.C10]" office:value-type="float" office:value="4.64210526315789">
            <text:p>4.6421052632</text:p>
          </table:table-cell>
          <table:table-cell table:formula="of:=[.D11]/[.D10]" office:value-type="float" office:value="19.375">
            <text:p>19.375</text:p>
          </table:table-cell>
          <table:table-cell table:formula="of:=[.D12]/[.C11]" office:value-type="float" office:value="4.39342403628118">
            <text:p>4.3934240363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table:formula="of:=[.A16]/12" office:value-type="float" office:value="1.08333333333333">
            <text:p>1.083333333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formula="of:=[.A17]/12" office:value-type="float" office:value="1.16666666666667">
            <text:p>1.166666666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formula="of:=[.A18]/12" office:value-type="float" office:value="1.25">
            <text:p>1.25</text:p>
          </table:table-cell>
          <table:table-cell/>
          <table:table-cell table:formula="of:=[.B18]/[.B16]" office:value-type="float" office:value="1.15384615384615">
            <text:p>1.1538461538</text:p>
          </table:table-cell>
          <table:table-cell table:formula="of:=[.B18]-[.B16]" office:value-type="float" office:value="0.166666666666667">
            <text:p>0.1666666667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19]/12" office:value-type="float" office:value="1.33333333333333">
            <text:p>1.3333333333</text:p>
          </table:table-cell>
          <table:table-cell/>
          <table:table-cell table:formula="of:=[.B19]/[.B17]" office:value-type="float" office:value="1.14285714285714">
            <text:p>1.1428571429</text:p>
          </table:table-cell>
          <table:table-cell table:formula="of:=[.B19]-[.B17]" office:value-type="float" office:value="0.166666666666667">
            <text:p>0.1666666667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float" office:value="35">
            <text:p>35</text:p>
          </table:table-cell>
          <table:table-cell table:formula="of:=[.A25]*[.A25]" office:value-type="float" office:value="1225">
            <text:p>12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[.A26]*[.A26]" office:value-type="float" office:value="1156">
            <text:p>1156</text:p>
          </table:table-cell>
          <table:table-cell table:formula="of:=[.B26]/[.B25]" office:value-type="float" office:value="0.943673469387755">
            <text:p>0.9436734694</text:p>
          </table:table-cell>
          <table:table-cell table:formula="of:=[.B26]/[.B$25]" office:value-type="float" office:value="0.943673469387755">
            <text:p>0.9436734694</text:p>
          </table:table-cell>
          <table:table-cell table:formula="of:=(1 - [.D26]) * 100" office:value-type="float" office:value="5.63265306122449">
            <text:p>5.632653061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[.A27]*[.A27]" office:value-type="float" office:value="1089">
            <text:p>1089</text:p>
          </table:table-cell>
          <table:table-cell table:formula="of:=[.B27]/[.B26]" office:value-type="float" office:value="0.942041522491349">
            <text:p>0.9420415225</text:p>
          </table:table-cell>
          <table:table-cell table:formula="of:=[.B27]/[.B$25]" office:value-type="float" office:value="0.888979591836735">
            <text:p>0.8889795918</text:p>
          </table:table-cell>
          <table:table-cell table:formula="of:=(1 - [.D27]) * 100" office:value-type="float" office:value="11.1020408163265">
            <text:p>11.1020408163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28]*[.A28]" office:value-type="float" office:value="1024">
            <text:p>1024</text:p>
          </table:table-cell>
          <table:table-cell table:formula="of:=[.B28]/[.B27]" office:value-type="float" office:value="0.940312213039486">
            <text:p>0.940312213</text:p>
          </table:table-cell>
          <table:table-cell table:formula="of:=[.B28]/[.B$25]" office:value-type="float" office:value="0.835918367346939">
            <text:p>0.8359183673</text:p>
          </table:table-cell>
          <table:table-cell table:formula="of:=(1 - [.D28]) * 100" office:value-type="float" office:value="16.4081632653061">
            <text:p>16.4081632653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[.A29]*[.A29]" office:value-type="float" office:value="961">
            <text:p>961</text:p>
          </table:table-cell>
          <table:table-cell table:formula="of:=[.B29]/[.B28]" office:value-type="float" office:value="0.9384765625">
            <text:p>0.9384765625</text:p>
          </table:table-cell>
          <table:table-cell table:formula="of:=[.B29]/[.B$25]" office:value-type="float" office:value="0.784489795918367">
            <text:p>0.7844897959</text:p>
          </table:table-cell>
          <table:table-cell table:formula="of:=(1 - [.D29]) * 100" office:value-type="float" office:value="21.5510204081633">
            <text:p>21.5510204082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35">
            <text:p>35</text:p>
          </table:table-cell>
          <table:table-cell/>
          <table:table-cell table:formula="of:=[.A33]/[.B33]" office:value-type="float" office:value="0.0334285714285714">
            <text:p>0.0334285714</text:p>
          </table:table-cell>
          <table:table-cell table:number-columns-repeated="3"/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32">
            <text:p>32</text:p>
          </table:table-cell>
          <table:table-cell/>
          <table:table-cell table:formula="of:=[.A34]/[.B34]" office:value-type="float" office:value="0.03375">
            <text:p>0.03375</text:p>
          </table:table-cell>
          <table:table-cell table:number-columns-repeated="3"/>
        </table:table-row>
      </table:table>
      <table:table table:name="Blad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5/21/2020</text:date>, <text:time>23:03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em Feijen</meta:initial-creator>
    <meta:creation-date>2020-05-06T08:37:49</meta:creation-date>
    <dc:date>2020-05-21T23:03:05</dc:date>
    <dc:creator>Willem Feijen</dc:creator>
    <meta:editing-duration>PT10H45M21S</meta:editing-duration>
    <meta:editing-cycles>5</meta:editing-cycles>
    <meta:generator>OpenOffice/4.1.7$Unix OpenOffice.org_project/417m1$Build-9800</meta:generator>
    <meta:document-statistic meta:table-count="3" meta:cell-count="75" meta:object-count="0"/>
  </office:meta>
</office:document-meta>
</file>